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/>
      <style:text-properties fo:font-weight="bold" style:font-weight-asian="bold"/>
    </style:style>
    <style:style style:name="P3" style:family="paragraph" style:parent-style-name="Text_20_body">
      <style:paragraph-properties fo:line-height="150%" fo:text-align="start" style:justify-single-word="false"/>
      <style:text-properties fo:font-weight="bold" style:font-weight-asian="bold" style:font-size-complex="14pt"/>
    </style:style>
    <style:style style:name="P4" style:family="paragraph" style:parent-style-name="Text_20_body" style:list-style-name="WW8Num3">
      <style:paragraph-properties fo:text-align="start" style:justify-single-word="false"/>
    </style:style>
    <style:style style:name="P5" style:family="paragraph" style:parent-style-name="Основной_20_текст_20_2" style:list-style-name="WW8Num3"/>
    <style:style style:name="P6" style:family="paragraph" style:parent-style-name="Основной_20_текст_20_2" style:list-style-name="WW8Num3">
      <style:text-properties style:font-size-complex="14pt"/>
    </style:style>
    <style:style style:name="P7" style:family="paragraph" style:parent-style-name="Основной_20_текст_20_2">
      <style:paragraph-properties fo:line-height="150%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/>
    </style:style>
    <style:style style:name="P10" style:family="paragraph" style:parent-style-name="Standard">
      <style:paragraph-properties fo:line-height="150%" fo:text-align="center" style:justify-single-word="false"/>
      <style:text-properties fo:color="#ff0000" fo:font-size="14pt" style:font-size-asian="14pt"/>
    </style:style>
    <style:style style:name="P11" style:family="paragraph" style:parent-style-name="Standard" style:master-page-name="Standard">
      <style:paragraph-properties fo:line-height="150%" fo:text-align="center" style:justify-single-word="false" style:page-number="auto"/>
      <style:text-properties fo:color="#ff0000" fo:font-size="14pt" style:font-size-asian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ff0000"/>
    </style:style>
    <style:style style:name="T4" style:family="text">
      <style:text-properties fo:color="#ff0000" fo:font-size="14pt" style:font-size-asian="14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size-complex="14pt"/>
    </style:style>
    <style:style style:name="T7" style:family="text">
      <style:text-properties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НА БЛАНКЕ ОРГАНИЗАЦИИ!</text:p>
      <text:p text:style-name="P10"/>
      <text:p text:style-name="P9"/>
      <text:p text:style-name="P8"><text:span text:style-name="T2">СПРАВКА </text:span></text:p>
      <text:p text:style-name="P1">о внедрении результатов <text:span text:style-name="T7">диссертационного исследования</text:span></text:p>
      <text:p text:style-name="P1"><text:span text:style-name="T7">Ф.И.О</text:span></text:p>
      <text:p text:style-name="P2"/>
      <text:p text:style-name="P3">ПРИМЕРЫ:</text:p>
      <text:list xml:id="list2991590192" text:style-name="WW8Num3">
        <text:list-item>
          <text:p text:style-name="P4"><text:span text:style-name="T7">Результаты диссертационной работы ФИО используются в практической работе</text:span> хирургического отделения Российской детской клинической больницы / на занятиях по …</text:p>
        </text:list-item>
        <text:list-item>
          <text:p text:style-name="P5"><text:span text:style-name="T7">Результаты диссертационной работы ФИО внедрены в практику деятельности университета. В частности: …</text:span></text:p>
        </text:list-item>
        <text:list-item>
          <text:p text:style-name="P5"><text:span text:style-name="T7">Результаты диссертационной работы ФИО внедрены в учебный процесс при изучении студентами дисциплин…</text:span></text:p>
        </text:list-item>
        <text:list-item>
          <text:p text:style-name="P6">Отдельные положения диссертационной работы апробированы в ходе обучения….</text:p>
        </text:list-item>
        <text:list-item>
          <text:p text:style-name="P5">С участием Ф.И.О. подготовлены и изданы методические разработки, а именно …</text:p>
        </text:list-item>
        <text:list-item>
          <text:p text:style-name="P5">Результаты исследования использованы при подготовке лекционного курса «_____».</text:p>
        </text:list-item>
        <text:list-item>
          <text:p text:style-name="P5">Использование результатов диссертационной работы позволило повысить эффективность деятельности…. И более успешно решать задачи оп развитию…</text:p>
        </text:list-item>
      </text:list>
      <text:p text:style-name="P7"/>
      <text:p text:style-name="P7"/>
      <text:p text:style-name="P7"/>
      <text:p text:style-name="P7">Руководитель организации<text:tab/><text:tab/><text:tab/><text:tab/><text:tab/><text:tab/>ФИО</text:p>
      <text:p text:style-name="P7">Дата</text:p>
      <text:p text:style-name="P7"/>
      <text:p text:style-name="P7"/>
      <text:p text:style-name="P7"><text:span text:style-name="T3">ГЕРБОВАЯ ПЕЧАТЬ ОРГАНИЗАЦИ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 style:font-size-complex="14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КТ</dc:title>
    <dc:subject/>
    <meta:keyword/>
    <meta:initial-creator>Павел Огурцов</meta:initial-creator>
    <meta:creation-date>2019-02-12T23:33:00</meta:creation-date>
    <dc:creator>Пользователь</dc:creator>
    <dc:date>2024-03-05T14:34:00</dc:date>
    <meta:print-date>2013-02-06T10:25:00</meta:print-date>
    <meta:editing-cycles>5</meta:editing-cycles>
    <meta:editing-duration>PT2M</meta:editing-duration>
    <meta:document-statistic meta:table-count="0" meta:image-count="0" meta:object-count="0" meta:page-count="1" meta:paragraph-count="15" meta:word-count="110" meta:character-count="886" meta:non-whitespace-character-count="792"/>
    <meta:generator>LibreOffice/6.0.7.3$Linux_X86_64 LibreOffice_project/dc89aa7a9eabfd848af146d5086077aeed2ae4a5</meta:generator>
  </office:meta>
</office:document-meta>
</file>